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20:41.459053766</dc:date><text:p>HTML: &lt;meta name="created" content="00:00:00"&gt;</text:p></office:annotation><office:annotation><dc:date>2018-05-27T22:20:41.459087409</dc:date><text:p>HTML: &lt;meta name="changed" content="2018-05-03T23:20:06.781851946"&gt;</text:p></office:annotation><office:annotation><dc:date>2018-05-27T22:20:41.459112105</dc:date><text:p>HTML: &lt;meta name="created" content="2018-05-03T23:00:24.164456612"&gt;</text:p></office:annotation>Juventude </text:p>
      <text:p text:style-name="P2"/>
      <text:p text:style-name="P2">O Privilégio de Dar ao Senhor os Melhores Dias de Sua Vida </text:p>
      <text:p text:style-name="P2"/>
      <text:p text:style-name="Text_20_body">"Eu, teu servo, temo ao Senhor desde a minha mocidade." (<text:a xlink:type="simple" xlink:href="http://mysword.info/b?r=1Ki_18:12" text:style-name="Internet_20_link" text:visited-style-name="Visited_20_Internet_20_Link">1 Rs 18:12</text:a>). Que bendita afirmação fez Obadias! O temor do Senhor é o princípio da sabedoria, e se começamos nossa vida cristã assim, nossa caminhada será alegre por estarmos servindo-O. Um irmão muito querido disse, certa vez, a um grupo de jovens cristãos: "Vocês, meus queridos jovens, em todo o frescor e em toda a beleza da juventude, me fazem lembrar um belo ramalhete de flores. Suponhamos que queiram dar um belo ramalhete a alguém que é muito querido de vocês. Vocês compram o ramalhete e acabam achando-o tão bonito que resolvem ficar com ele. Mas depois de três dias percebem que ele começa a murchar, então se apressam a dar o ramalhete murcho ao seu amigo ou amiga. Não façam o mesmo com o Senhor. Entreguem-se a Ele enquanto estão na força e vigor da juventude. Sirvam-nO de todo o coração. Lembrem-se do que Ele fez por vocês". Oh, quão pouco os rapazes e moças gozam da bênção que é entregarem sua juventude a Deus - seus melhores dias - o tempo de maior vigor e ânimo de suas breves vidas. Enquanto você ainda for jovem, entregue-se a Deus para o Seu serviço e Sua honra. Enquanto você ainda for jovem vá adiante e adiante por Cristo, como um bom soldado dEle. Não diga em seu coração: Por que não gozar do mundo e de seus prazeres como todos fazem? Jesus, o Filho de Deus acena para vocês com uma vida mais nobre; Ele os chama para uma vida de devoção e sacrifício-próprio, na qual terão alegrias que vão muito além de tudo o que este pobre mundo já conseguiu dar aos seus servos. </text:p>
      <text:p text:style-name="Text_20_body">Queridos jovens cristãos, a vida verdadeiramente feliz é aquela que é entregue ao Senhor. Há mais alegria no serviço de Cristo do que em todos os prazeres do mundo. Atendam agora mesmo, enquanto vocês ainda são jovens, a este apelo para se dedicarem a Ele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344" meta:character-count="1882" meta:non-whitespace-character-count="1538"/>
    <meta:generator>LibreOffice/5.1.6.2$Linux_X86_64 LibreOffice_project/10m0$Build-2</meta:generator>
  </office:meta>
</office:document-meta>
</file>